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chaphead">
      <style:text-properties officeooo:paragraph-rsid="001f404f"/>
    </style:style>
    <style:style style:name="P2" style:family="paragraph" style:parent-style-name="Normal_20__28_Web_29_">
      <style:text-properties officeooo:paragraph-rsid="001f404f"/>
    </style:style>
    <style:style style:name="P3" style:family="paragraph" style:parent-style-name="Heading_20_3">
      <style:text-properties officeooo:paragraph-rsid="001f40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12. Cum să continuăm?</text:h>
      <text:p text:style-name="P1"><text:bookmark text:name="book_part1_chap12__chap1"/><text:span text:style-name="chapnum">12.a. </text:span>Documentaţie</text:p>
      <text:p text:style-name="P2">Felicitări! Acum aveţi un sistem Gentoo funcţional. Dar ce să faceţi mai departe? Care vă sunt opţiunile actuale? Ce să exploraţi mai întâi? Gentoo oferă utilizatorilor o mulţime de posibilităţi, şi deci o mulţime de caracteristici documentate (şi mai puţin documentate). </text:p>
      <text:p text:style-name="P2">Trebuie neapărat să aruncaţi o privire la următoarea parte al Gentoo Handbook, intitulată <text:a xlink:type="simple" xlink:href="http://www.gentoo.org/doc/ro/handbook/handbook-x86.xml?full=1#book_part2"><text:span text:style-name="Internet_20_link">Lucrul cu Gentoo</text:span></text:a> care explică cum să vă menţineţi aplicaţiile actualizate, cum să instalaţi mai multe aplicaţii, ce sunt indicatorii USE, cum sistemul funcţionează sistemul de Iniţializare Gentoo, etc. </text:p>
      <text:p text:style-name="P2">Dacă sunteţi interesat în optimizarea sistemului pentru întrebuinţare ca desktop, sau doriţi să învăţaţi cum să configuraţi sistemul pentru a fi un desktop complet funcţional, consultaţi vastele noaste <text:a xlink:type="simple" xlink:href="http://www.gentoo.org/doc/ro/index.xml?catid=desktop"><text:span text:style-name="Internet_20_link">Resurse de Documentaţie Desktop pentru pentru Gentoo</text:span></text:a>. De asemenea, aţi putea utiliza <text:a xlink:type="simple" xlink:href="http://www.gentoo.org/doc/ro/guide-localization.xml"><text:span text:style-name="Internet_20_link">ghidul pentru localizare</text:span></text:a> pentru a vă face sistemul mai familiar. </text:p>
      <text:p text:style-name="P2">Dispunem, de asemenea, de un <text:a xlink:type="simple" xlink:href="http://www.gentoo.org/doc/ro/security/"><text:span text:style-name="Internet_20_link">Manual pentru Securitate în Gentoo</text:span></text:a> ce merită citit. </text:p>
      <text:p text:style-name="P2">Pentru o listă completă cu toata documentaţia disponibilă, vizitaţi pagina cu <text:a xlink:type="simple" xlink:href="http://www.gentoo.org/doc/ro/index.xml"><text:span text:style-name="Internet_20_link">Resursele despre Documentaţie</text:span></text:a> . </text:p>
      <text:p text:style-name="P1"><text:bookmark text:name="book_part1_chap12__chap2"/><text:span text:style-name="chapnum">12.b. </text:span>Gentoo Online</text:p>
      <text:p text:style-name="P2">Bineînţeles ca sunteţi întotdeauna bine veniţi pe <text:a xlink:type="simple" xlink:href="http://forums.gentoo.org/"><text:span text:style-name="Internet_20_link">Forumurile Gentoo</text:span></text:a> sau pe numeroasele <text:a xlink:type="simple" xlink:href="http://www.gentoo.org/main/en/irc.xml"><text:span text:style-name="Internet_20_link">canale IRC Gentoo</text:span></text:a>. </text:p>
      <text:p text:style-name="P2">Mai avem şi numeroase <text:a xlink:type="simple" xlink:href="http://www.gentoo.org/main/en/lists.xml"><text:span text:style-name="Internet_20_link">liste de discuţii</text:span></text:a> deschise tuturor utilizatorilor noştri.Informaţia care vă explică cum să vă înscrieţi este conţinută în acea pagină. </text:p>
      <text:p text:style-name="P2">Noi vom tace acum, şi vă vom lăsa să vă savuraţi instalarea :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o" fo:country="R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o" fo:country="RO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style:contextual-spacing="false" fo:line-height="100%"/>
      <style:text-properties style:font-name="Times New Roman" fo:font-size="13.5pt" fo:font-weight="bold" style:font-name-asian="Times New Roman" style:font-size-asian="13.5pt" style:font-weight-asian="bold" style:font-name-complex="Times New Roman" style:font-size-complex="13.5pt" style:font-weight-complex="bold"/>
    </style:style>
    <style:style style:name="chaphead" style:family="paragraph" style:parent-style-name="Standard">
      <style:paragraph-properties fo:margin-top="0.1945in" fo:margin-bottom="0.1945in" style:contextual-spacing="false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Default_20_Paragraph_20_Font" style:display-name="Default Paragraph Font" style:family="text"/>
    <style:style style:name="chapnum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2T08:56:58.07</meta:creation-date>
    <dc:date>2013-03-12T08:57:53.62</dc:date>
    <meta:editing-duration>P0D</meta:editing-duration>
    <meta:editing-cycles>1</meta:editing-cycles>
    <meta:document-statistic meta:table-count="0" meta:image-count="0" meta:object-count="0" meta:page-count="1" meta:paragraph-count="11" meta:word-count="221" meta:character-count="1491" meta:non-whitespace-character-count="1273"/>
    <meta:generator>LibreOffice/4.0.0.3$Windows_x86 LibreOffice_project/7545bee9c2a0782548772a21bc84a9dcc583b89</meta:generator>
  </office:meta>
</office:document-meta>
</file>